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5" style:parent-style-name="Normální" style:family="paragraph">
      <style:paragraph-properties fo:margin-top="0.0694in" fo:margin-bottom="0.0694in" fo:line-height="100%"/>
    </style:style>
    <style:style style:name="T6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8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9" style:parent-style-name="Normální" style:family="paragraph">
      <style:paragraph-properties fo:margin-top="0.0694in" fo:margin-bottom="0.0694in" fo:line-height="100%"/>
    </style:style>
    <style:style style:name="T10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11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12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13" style:parent-style-name="Normální" style:family="paragraph">
      <style:paragraph-properties fo:margin-top="0.0694in" fo:margin-bottom="0.0694in" fo:line-height="100%"/>
    </style:style>
    <style:style style:name="T14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15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6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1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1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margin-top="0.0694in" fo:margin-bottom="0.0694in" fo:line-height="100%"/>
    </style:style>
    <style:style style:name="T20" style:parent-style-name="Standardnípísmoodstavce" style:family="text">
      <style:text-properties style:font-name="Times New Roman" style:font-name-asian="Times New Roman" fo:font-style="italic" style:font-style-asian="italic" style:font-style-complex="italic" style:letter-kerning="false" fo:font-size="12pt" style:font-size-asian="12pt" style:font-size-complex="12pt" style:language-asian="cs" style:country-asian="CZ"/>
    </style:style>
    <style:style style:name="P21" style:parent-style-name="Normální" style:family="paragraph">
      <style:paragraph-properties fo:margin-top="0.0694in" fo:margin-bottom="0.0694in" fo:line-height="100%"/>
    </style:style>
    <style:style style:name="T22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23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4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2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27" style:parent-style-name="Normální" style:family="paragraph">
      <style:paragraph-properties fo:margin-top="0.0694in" fo:margin-bottom="0.0694in" fo:line-height="100%"/>
    </style:style>
    <style:style style:name="T28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1" style:parent-style-name="Normální" style:family="paragraph">
      <style:paragraph-properties fo:margin-top="0.0694in" fo:margin-bottom="0.0694in" fo:line-height="100%"/>
    </style:style>
    <style:style style:name="T32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3" style:parent-style-name="Normální" style:family="paragraph">
      <style:paragraph-properties fo:margin-top="0.0694in" fo:margin-bottom="0.0694in" fo:line-height="100%"/>
    </style:style>
    <style:style style:name="T34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5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3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40" style:parent-style-name="Normální" style:family="paragraph">
      <style:paragraph-properties fo:margin-top="0.0694in" fo:margin-bottom="0.0694in" fo:line-height="100%"/>
    </style:style>
    <style:style style:name="T41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42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3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44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P4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46" style:parent-style-name="Normální" style:family="paragraph">
      <style:paragraph-properties fo:margin-top="0.0694in" fo:margin-bottom="0.0694in" fo:line-height="100%"/>
    </style:style>
    <style:style style:name="T47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48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00%"/>
    </style:style>
    <style:style style:name="T50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51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52" style:parent-style-name="Normální" style:family="paragraph">
      <style:paragraph-properties fo:margin-top="0.0694in" fo:margin-bottom="0.0694in" fo:line-height="100%"/>
    </style:style>
    <style:style style:name="T53" style:parent-style-name="Standardnípísmoodstavce" style:family="text">
      <style:text-properties style:font-name="Times New Roman" style:font-name-asian="Times New Roman" style:letter-kerning="false" fo:font-size="12pt" style:font-size-asian="12pt" style:font-size-complex="12pt" style:language-asian="cs" style:country-asian="CZ"/>
    </style:style>
    <style:style style:name="T54" style:parent-style-name="Standardnípísmoodstavce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1">20. b) Estetika starého Řecka. Ošklivost jako nedostatečné poznání.</text:h>
      <text:p text:style-name="P2"><text:span text:style-name="T3"><draw:custom-shape svg:x="0in" svg:y="0in" svg:width="45.51042in" svg:height="0.00139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4" text:outline-level="3">Estetika bytí</text:h>
      <text:list text:style-name="LFO2" text:continue-numbering="true">
        <text:list-item>
          <text:p text:style-name="P5"><text:span text:style-name="T6">estetika</text:span><text:span text:style-name="T7"><text:s/>= vedle etiky jedna<text:s/></text:span><text:span text:style-name="T8">z nejpodstatnějších filosofických odvětví (disciplín)</text:span></text:p>
        </text:list-item>
        <text:list-item>
          <text:p text:style-name="P9"><text:span text:style-name="T10">Antika - věci se musí rozvíjet v krásu/ vše co činíme by mělo být krásné<text:s/></text:span><text:span text:style-name="T11">(prolínání etiky a estetiky)</text:span></text:p>
        </text:list-item>
        <text:list-item>
          <text:p text:style-name="P12">Krásu řadí mezi nejvyšší ideje, kterou konstituuje spolu s dobrem a pravdou<text:s/></text:p>
          <text:list text:continue-numbering="true">
            <text:list-item>
              <text:p text:style-name="P13"><text:span text:style-name="T14">v antickém Řecku se prolínají<text:s/></text:span><text:span text:style-name="T15">dobro, krása a moudrost</text:span><text:span text:style-name="T16"><text:s/></text:span></text:p>
              <text:list text:continue-numbering="true">
                <text:list-item>
                  <text:p text:style-name="P17">tvoříme svůj život jako hlavní umělecké dílo</text:p>
                </text:list-item>
                <text:list-item>
                  <text:p text:style-name="P18">člověk maximálně vzdělaný</text:p>
                </text:list-item>
              </text:list>
            </text:list-item>
            <text:list-item>
              <text:p text:style-name="P19"><text:span text:style-name="T20">Platon: "Věci se musí rozvíjet v krásnu.”</text:span></text:p>
            </text:list-item>
            <text:list-item>
              <text:p text:style-name="P21"><text:span text:style-name="T22">odkaz Antického řecka následuji i<text:s/></text:span><text:span text:style-name="T23">Nietzsche i Foucalt</text:span><text:span text:style-name="T24"><text:s/></text:span></text:p>
              <text:list text:continue-numbering="true">
                <text:list-item>
                  <text:p text:style-name="P25">F. Nitsche „Lidská existence je ospravedltelná pouze jako jev estetický“ (inspirace odkaz Antiky)</text:p>
                </text:list-item>
                <text:list-item>
                  <text:p text:style-name="P26">pokud člověk nerealizuje svůj život v rámci zákonu krásy, tak tu nemá co dělat</text:p>
                </text:list-item>
              </text:list>
            </text:list-item>
          </text:list>
        </text:list-item>
        <text:list-item>
          <text:p text:style-name="P27"><text:span text:style-name="T28">antický člověk narozdíl od křesťasnkého</text:span><text:span text:style-name="T29"><text:s/></text:span></text:p>
          <text:list text:continue-numbering="true">
            <text:list-item>
              <text:p text:style-name="P30">dělám chyby a nesu za to důsledky, no a co? (např. Prometheus -bájný hrdina, který koná dobro i zlo- ukradl bohům oheň a dal ho lidem , Prometheus za trest připoután ke skále- orel vykloval játra, která Prometheovi zase dorůstala)</text:p>
            </text:list-item>
          </text:list>
        </text:list-item>
        <text:list-item>
          <text:p text:style-name="P31"><text:span text:style-name="T32">činit dobro (etika) a činit krásu (estetika) - dobro a krása se prolínají, nemůže být něco dobré když to není krásné</text:span></text:p>
        </text:list-item>
        <text:list-item>
          <text:p text:style-name="P33"><text:span text:style-name="T34">nesmrtelnost- člověk je nesmrtelný skrze svou pověst ,kterou za sebou nechává</text:span><text:span text:style-name="T35"><text:s/></text:span></text:p>
          <text:list text:continue-numbering="true">
            <text:list-item>
              <text:p text:style-name="P36">přežívá mě moje dobrá pověst</text:p>
            </text:list-item>
            <text:list-item>
              <text:p text:style-name="P37">největší strach z pomluv- nedá se proti nim bojovat<text:s/></text:p>
              <text:list text:continue-numbering="true">
                <text:list-item>
                  <text:p text:style-name="P38">v dnešní době zcela zmizel stud - Velká ostuda trvá čtrnáct dní</text:p>
                </text:list-item>
                <text:list-item>
                  <text:p text:style-name="P39">např. jedna z předních fransouzských hereček pomluvena Aids</text:p>
                </text:list-item>
              </text:list>
            </text:list-item>
          </text:list>
        </text:list-item>
        <text:list-item>
          <text:p text:style-name="P40"><text:span text:style-name="T41">Řecko je vystavěno na<text:s/></text:span><text:span text:style-name="T42">gnoseologickém optimismu</text:span><text:span text:style-name="T43">, začíná zkoumání, výzkumy (je spíše něco nežli nic)<text:s/></text:span></text:p>
          <text:list text:continue-numbering="true">
            <text:list-item>
              <text:p text:style-name="P44">Kynikové, Stoikové - jsou třeba naopak skeptičtí, nadhled protože stejně na ničem nezáleží</text:p>
            </text:list-item>
          </text:list>
        </text:list-item>
      </text:list>
      <text:h text:style-name="P45" text:outline-level="3">Ošklivost jako nedostatečné poznání</text:h>
      <text:list text:style-name="LFO3" text:continue-numbering="true">
        <text:list-item>
          <text:p text:style-name="P46"><text:span text:style-name="T47">ošklivost a hnus je<text:s/></text:span><text:span text:style-name="T48">jedna z estetických kategorií</text:span></text:p>
        </text:list-item>
        <text:list-item>
          <text:p text:style-name="P49"><text:span text:style-name="T50">člověk ze své podstaty je dobrý a zlo činí pouze tehdy, pokud není<text:s/></text:span><text:span text:style-name="T51">dostatečně vzdělán a je chudý duchem</text:span></text:p>
        </text:list-item>
        <text:list-item>
          <text:p text:style-name="P52"><text:span text:style-name="T53">Umberto Eco se zabývá<text:s/></text:span><text:span text:style-name="T54">dějinami ošklivosti</text:span></text:p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>
        <style:tab-stops>
          <style:tab-stop style:type="left" style:position="0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12:00Z</meta:creation-date>
    <dc:date>2023-05-08T13:12:00Z</dc:date>
    <meta:template xlink:href="Normal.dotm" xlink:type="simple"/>
    <meta:editing-cycles>2</meta:editing-cycles>
    <meta:editing-duration>PT0S</meta:editing-duration>
    <meta:document-statistic meta:page-count="1" meta:paragraph-count="30" meta:word-count="296" meta:character-count="1814" meta:row-count="36" meta:non-whitespace-character-count="1548"/>
  </office:meta>
</office:document-meta>
</file>